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8.45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7.66mm" fo:break-before="auto" style:use-optimal-row-height="false"/>
    </style:style>
    <style:style style:name="ro11" style:family="table-row">
      <style:table-row-properties style:row-height="5.54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style:font-name="San Francisco Display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1" table:default-cell-style-name="ce15"/>
        <table:table-column table:style-name="co1" table:number-columns-repeated="5" table:default-cell-style-name="ce9"/>
        <table:table-column table:style-name="co1" table:default-cell-style-name="ce15"/>
        <table:table-column table:style-name="co2" table:default-cell-style-name="ce9"/>
        <table:table-column table:style-name="co1" table:number-columns-repeated="6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80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dowsampling factor</text:p>
          </table:table-cell>
          <table:table-cell table:style-name="ce12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2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29" table:number-columns-repeated="100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10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9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8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-7" calcext:value-type="boolean">
            <text:p>TRUE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1"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6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5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number-columns-repeated="2"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4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1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3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98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6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5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3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985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985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5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2" table:number-columns-repeated="1003"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980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6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4" calcext:value-type="float">
            <text:p>74</text:p>
          </table:table-cell>
          <table:table-cell table:style-name="ce35" table:number-columns-repeated="3"/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1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5"/>
          <table:table-cell table:style-name="ce31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0"/>
          <table:table-cell table:style-name="ce31" table:number-columns-repeated="2"/>
          <table:table-cell table:number-columns-repeated="966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7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2"/>
        </table:table-row>
        <table:table-row table:style-name="ro11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2" table:number-columns-repeated="979"/>
        </table:table-row>
        <table:table-row table:style-name="ro12" table:number-rows-repeated="905">
          <table:table-cell table:style-name="ce3" table:number-columns-repeated="4"/>
          <table:table-cell table:style-name="ce13"/>
          <table:table-cell table:style-name="ce3" table:number-columns-repeated="5"/>
          <table:table-cell table:style-name="ce13"/>
          <table:table-cell table:style-name="ce3" table:number-columns-repeated="10"/>
          <table:table-cell table:number-columns-repeated="1003"/>
        </table:table-row>
        <table:table-row table:style-name="ro13" table:number-rows-repeated="104753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7:25:33.540353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3T17:32:30.419511832</dc:date>
    <meta:editing-duration>P2DT14H13M41S</meta:editing-duration>
    <meta:editing-cycles>70</meta:editing-cycles>
    <meta:document-statistic meta:table-count="1" meta:cell-count="4953" meta:object-count="0"/>
  </office:meta>
</office:document-meta>
</file>